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Pictures/100032470000166F000010C9D09A649F53761F15.svg" manifest:media-type="image/svg+xml"/>
  <manifest:file-entry manifest:full-path="Pictures/10000201000000D9000000A2FDBB9FD7F1F91350.png" manifest:media-type="image/png"/>
  <manifest:file-entry manifest:full-path="Pictures/10000201000000D9000000A2386F29BAE466420C.png" manifest:media-type="image/png"/>
  <manifest:file-entry manifest:full-path="Pictures/100015A90000166F000010C9EB5C1CD63F722430.svg" manifest:media-type="image/svg+xml"/>
  <manifest:file-entry manifest:full-path="Pictures/10000201000000D9000000A27E30B74290E17C41.png" manifest:media-type="image/png"/>
  <manifest:file-entry manifest:full-path="Pictures/10000201000000D9000000A235BAE6F1D4D22301.png" manifest:media-type="image/png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11FD0000166F000010C90F1DBCEA64DAEF5D.svg" manifest:media-type="image/svg+xml"/>
  <manifest:file-entry manifest:full-path="Pictures/10000201000000D9000000A2BF6F3A129B8BD269.png" manifest:media-type="image/png"/>
  <manifest:file-entry manifest:full-path="Pictures/100023220000166F000010C98BDD6AE25A63C9EA.svg" manifest:media-type="image/svg+xml"/>
  <manifest:file-entry manifest:full-path="Pictures/10000201000000D9000000A2280E27B6945D7DEF.png" manifest:media-type="image/png"/>
  <manifest:file-entry manifest:full-path="Pictures/100019110000166F000010C963270DDB671496A2.svg" manifest:media-type="image/svg+xml"/>
  <manifest:file-entry manifest:full-path="Pictures/10000201000000D9000000A27C7E2AB8D86E1276.png" manifest:media-type="image/png"/>
  <manifest:file-entry manifest:full-path="Pictures/10001CEF0000166F000010C9BA037CF1DE653BF6.svg" manifest:media-type="image/svg+xml"/>
  <manifest:file-entry manifest:full-path="Pictures/10000201000000D9000000A261ABFA0AF517F146.png" manifest:media-type="image/png"/>
  <manifest:file-entry manifest:full-path="Pictures/100019850000166F000010C964FFD20DD43AE974.svg" manifest:media-type="image/svg+xml"/>
  <manifest:file-entry manifest:full-path="Pictures/10000201000000D9000000A25451F0D67E270FE9.png" manifest:media-type="image/png"/>
  <manifest:file-entry manifest:full-path="Pictures/10000201000000D9000000A2F3DA3093A11AFF88.png" manifest:media-type="image/png"/>
  <manifest:file-entry manifest:full-path="Pictures/10000201000000D9000000A2C4EC613965670F64.png" manifest:media-type="image/png"/>
  <manifest:file-entry manifest:full-path="Pictures/100024F90000166F000010C92517E4A2BB0B5F34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0201000000D9000000A28BAB42E346152544.png" manifest:media-type="image/png"/>
  <manifest:file-entry manifest:full-path="Pictures/100032630000166F000010C9F58F8795E6CB00FC.svg" manifest:media-type="image/svg+xml"/>
  <manifest:file-entry manifest:full-path="Pictures/10000201000000D9000000A27CD8847D093018F1.png" manifest:media-type="image/png"/>
  <manifest:file-entry manifest:full-path="Pictures/10000201000000D9000000A2792A40AD052973D9.png" manifest:media-type="image/png"/>
  <manifest:file-entry manifest:full-path="Pictures/10000201000000D9000000A25BF509746650FE89.png" manifest:media-type="image/png"/>
  <manifest:file-entry manifest:full-path="Pictures/10001CFE0000166F000010C98B65053C0A16CE1B.svg" manifest:media-type="image/svg+xml"/>
  <manifest:file-entry manifest:full-path="Pictures/10000201000000D9000000A25CE6E80D62F1E24C.png" manifest:media-type="image/png"/>
  <manifest:file-entry manifest:full-path="Pictures/100022590000166F000010C9D7DC7387389C4F6C.svg" manifest:media-type="image/svg+xml"/>
  <manifest:file-entry manifest:full-path="Pictures/10000201000000D9000000A28C710A6428BE0E92.png" manifest:media-type="image/png"/>
  <manifest:file-entry manifest:full-path="Pictures/10001D970000166F000010C9E81C85F9135BCB18.svg" manifest:media-type="image/svg+xml"/>
  <manifest:file-entry manifest:full-path="Pictures/10000201000000D9000000A2941DD6F4376626CC.png" manifest:media-type="image/png"/>
  <manifest:file-entry manifest:full-path="Pictures/10001F8B0000166F000010C92AFB0065B8A12897.svg" manifest:media-type="image/svg+xml"/>
  <manifest:file-entry manifest:full-path="Pictures/10000201000000D9000000A2EF17087E757D06C3.png" manifest:media-type="image/png"/>
  <manifest:file-entry manifest:full-path="Pictures/10000201000000D9000000A27CF9C075920A2328.png" manifest:media-type="image/png"/>
  <manifest:file-entry manifest:full-path="Pictures/10001A2B0000166F000010C938EC8AA8068E758A.svg" manifest:media-type="image/svg+xml"/>
  <manifest:file-entry manifest:full-path="Pictures/10000201000000D9000000A26A421085C05162C9.png" manifest:media-type="image/png"/>
  <manifest:file-entry manifest:full-path="Pictures/100031A90000166F000010C952F597F64DE748DA.svg" manifest:media-type="image/svg+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5BF509746650FE89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7CD8847D093018F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61ABFA0AF517F146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8BAB42E346152544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80E27B6945D7DEF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5CE6E80D62F1E24C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941DD6F4376626CC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F3DA3093A11AFF88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6A421085C05162C9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8C710A6428BE0E92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EF17087E757D06C3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BF6F3A129B8BD269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7CF9C075920A2328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451F0D67E270FE9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792A40AD052973D9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C4EC613965670F64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7E30B74290E17C41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7C7E2AB8D86E1276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386F29BAE466420C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FDBB9FD7F1F91350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</text:span><text:span text:style-name="T2">Distributio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</text:span><text:span text:style-name="T2">Distributio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</text:span><text:span text:style-name="T2">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5BAE6F1D4D22301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</text:span><text:span text:style-name="T4">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</text:span><text:span text:style-name="T5">Kruschk</text:span><text:span text:style-name="T5">e Style </text:span><text:span text:style-name="T5">Diagra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11.494cm" svg:y="6.497cm">
            <draw:image xlink:href="Pictures/100015A90000166F000010C9EB5C1CD63F722430.svg" xlink:type="simple" xlink:show="embed" xlink:actuate="onLoad">
              <text:p/>
            </draw:image>
            <draw:image xlink:href="Pictures/10000201000000D9000000A2386F29BAE466420C.png" xlink:type="simple" xlink:show="embed" xlink:actuate="onLoad"/>
          </draw:frame>
          <draw:frame draw:style-name="gr2" draw:text-style-name="P3" draw:layer="layout" svg:width="2.127cm" svg:height="1.283cm" svg:x="12.724cm" svg:y="7.846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connector draw:style-name="gr1" draw:text-style-name="P2" draw:layer="layout" draw:type="line" svg:x1="13.809cm" svg:y1="9.961cm" svg:x2="13.822cm" svg:y2="11.531cm" draw:start-shape="id1" svg:d="M13809 9961l13 1570" svg:viewBox="0 0 14 1571">
          <text:p text:style-name="P1"><text:span text:style-name="T1"><text:s text:c="4"/></text:span></text:p>
        </draw:connector>
        <draw:frame draw:style-name="gr2" draw:text-style-name="P3" draw:layer="layout" svg:width="0.794cm" svg:height="0.88cm" svg:x="13.426cm" svg:y="11.66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11.705cm" svg:y="12.104cm">
            <draw:image xlink:href="Pictures/10001CEF0000166F000010C9BA037CF1DE653BF6.svg" xlink:type="simple" xlink:show="embed" xlink:actuate="onLoad">
              <text:p/>
            </draw:image>
            <draw:image xlink:href="Pictures/10000201000000D9000000A28BAB42E346152544.png" xlink:type="simple" xlink:show="embed" xlink:actuate="onLoad"/>
          </draw:frame>
          <draw:frame draw:style-name="gr2" draw:text-style-name="P3" draw:layer="layout" svg:width="2.33cm" svg:height="1.253cm" svg:x="15.262cm" svg:y="14.29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13.882cm" svg:y1="15.661cm" svg:x2="13.895cm" svg:y2="17.231cm" svg:d="M13882 15661l13 1570" svg:viewBox="0 0 14 1571">
          <text:p text:style-name="P1"><text:span text:style-name="T1"><text:s text:c="3"/></text:span><text:span text:style-name="T1"><text:s/></text:span></text:p>
        </draw:connector>
        <draw:frame draw:style-name="gr2" draw:text-style-name="P3" draw:layer="layout" svg:width="0.898cm" svg:height="1.247cm" svg:x="13.452cm" svg:y="17.16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12.872cm" svg:y="9.84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2.827cm" svg:y="15.569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09-30T16:20:23.868016634</dc:date>
    <dc:creator>Osvaldo Martin</dc:creator>
    <meta:editing-duration>P1DT3H47M16S</meta:editing-duration>
    <meta:editing-cycles>34</meta:editing-cycles>
    <meta:generator>LibreOffice/5.1.4.2$Linux_X86_64 LibreOffice_project/10m0$Build-2</meta:generator>
    <meta:document-statistic meta:object-count="10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15/content.xml><?xml version="1.0" encoding="utf-8"?>
<math xmlns="http://www.w3.org/1998/Math/MathML" display="block">
  <semantics>
    <mi>y</mi>
    <annotation encoding="StarMath 5.0">y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